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86.106346mm" fo:page-width="86.10634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opacity-name="gradient-2" draw:stroke="none"/>
    </style:style>
    <style:style style:family="graphic" style:name="style-3">
      <style:graphic-properties draw:fill="gradient" draw:fill-gradient-name="gradient-3" draw:opacity="100.0%" draw:stroke="solid" svg:stroke-color="#f6c600" draw:stroke-linejoin="round" svg:stroke-opacity="100.0%" svg:stroke-width="1.184306mm"/>
    </style:style>
    <style:style style:family="graphic" style:name="style-4">
      <style:graphic-properties draw:fill="solid" draw:fill-color="#ffffff" draw:opacity="100.0%" draw:opacity-name="gradient-4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path svg:d="M 1127.9105 935.3404 C 1951.0305 2376.1772 4047.8037 2730.7095 3548.7917 0.0 C 4046.047 2305.993 6221.9155 1953.9227 6629.9126 467.6702 C 5447.139 3227.0608 7234.1294 2929.0637 8528.104 2640.9612 C 6339.94 4134.6475 7082.33 4942.006 8610.634 5557.0225 C 5562.3716 4990.345 6160.5703 7379.954 6960.0327 8610.634 C 5809.5938 6926.55 4154.394 6031.0645 3246.1814 8528.104 C 3419.819 6384.4883 2070.3508 5757.094 357.63016 7400.1934 C 1594.195 5289.1274 2294.514 4449.8345 0.0 3796.3816 C 1895.9619 3856.2446 2756.7234 3161.249 1127.9105 935.3404 z M 9081.885 8610.634 z" svg:height="86.10634mm" draw:style-name="style-2" svg:viewBox="0.0 0.0 9081.885 8610.634" svg:width="90.81885mm" svg:x="6.938974E-7mm" svg:y="-6.189559E-9mm"/>
            <draw:path svg:d="M 4154.0117 2104.5159 C 4154.0117 3266.8079 3224.1045 4209.0317 2077.0059 4209.0317 C 929.90717 4209.0317 0.0 3266.8079 0.0 2104.5159 C 0.0 942.224 929.90717 0.0 2077.0059 0.0 C 3224.1045 0.0 4154.0117 942.224 4154.0117 2104.5159 L 4154.0117 2104.5159 z M 4155.517 4209.0317 z" svg:height="42.09032mm" draw:style-name="style-3" svg:viewBox="0.0 0.0 4155.517 4209.032" svg:width="41.555172mm" svg:x="21.7054mm" svg:y="23.0809mm"/>
            <draw:path svg:d="M 2940.6057 933.8575 C 2940.6057 1449.6127 2282.3289 1867.715 1470.3029 1867.715 C 658.277 1867.715 0.0 1449.6127 0.0 933.8575 C 0.0 418.10226 658.277 -2.2737368E-13 1470.3029 -2.2737368E-13 C 2282.3289 -2.2737368E-13 2940.6057 418.10226 2940.6057 933.8575 L 2940.6057 933.8575 z" svg:height="18.67715mm" draw:style-name="style-4" svg:viewBox="0.0 0.0 2940.6055 1867.7151" svg:width="29.406055mm" svg:x="27.359783mm" svg:y="24.33368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0" draw:border="33.954422%" draw:cx="47.25409%" draw:cy="51.757187%" draw:display-name="gradient-1" draw:end-color="#ffea00" draw:name="gradient-1" draw:start-color="#ffff00" draw:style="ellipsoid"/>
    <draw:opacity draw:angle="0" draw:border="33.954422%" draw:cx="47.25409%" draw:cy="51.757187%" draw:display-name="gradient-2" draw:end="100.0%" draw:name="gradient-2" draw:start="0.0%" draw:style="ellipsoid"/>
    <draw:gradient draw:angle="0" draw:border="27.299715%" draw:cx="34.0936%" draw:cy="46.078434%" draw:display-name="gradient-3" draw:end-color="#ffc800" draw:name="gradient-3" draw:start-color="#ffff00" draw:style="ellipsoid"/>
    <draw:opacity draw:angle="0" draw:border="0.0%" draw:display-name="gradient-4" draw:end="0.0%" draw:name="gradient-4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86.106346mm" fo:page-width="86.10634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